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4e28" officeooo:paragraph-rsid="001e4e28"/>
    </style:style>
    <style:style style:name="P2" style:family="paragraph" style:parent-style-name="Standard">
      <style:paragraph-properties fo:text-align="center" style:justify-single-word="false"/>
      <style:text-properties officeooo:rsid="001e4e28" officeooo:paragraph-rsid="001e4e28"/>
    </style:style>
    <style:style style:name="P3" style:family="paragraph" style:parent-style-name="Standard">
      <style:text-properties fo:font-style="italic" officeooo:rsid="001e4e28" officeooo:paragraph-rsid="001e4e28" style:font-style-asian="italic" style:font-style-complex="italic"/>
    </style:style>
    <style:style style:name="P4" style:family="paragraph" style:parent-style-name="Standard">
      <style:text-properties officeooo:rsid="001eb443" officeooo:paragraph-rsid="001eb443"/>
    </style:style>
    <style:style style:name="P5" style:family="paragraph" style:parent-style-name="Standard" style:list-style-name="L1">
      <style:text-properties officeooo:rsid="001eb443" officeooo:paragraph-rsid="001eb443"/>
    </style:style>
    <style:style style:name="P6" style:family="paragraph" style:parent-style-name="Standard">
      <style:text-properties officeooo:rsid="001eb443" officeooo:paragraph-rsid="0021bb89"/>
    </style:style>
    <style:style style:name="P7" style:family="paragraph" style:parent-style-name="Standard">
      <style:text-properties officeooo:rsid="001fbba2" officeooo:paragraph-rsid="001fbba2"/>
    </style:style>
    <style:style style:name="P8" style:family="paragraph" style:parent-style-name="Standard">
      <style:text-properties officeooo:rsid="002136fa" officeooo:paragraph-rsid="002136fa"/>
    </style:style>
    <style:style style:name="P9" style:family="paragraph" style:parent-style-name="Standard">
      <style:text-properties officeooo:rsid="00219888" officeooo:paragraph-rsid="001eb443"/>
    </style:style>
    <style:style style:name="P10" style:family="paragraph" style:parent-style-name="Standard">
      <style:text-properties officeooo:rsid="0021bb89" officeooo:paragraph-rsid="0021bb89"/>
    </style:style>
    <style:style style:name="P11" style:family="paragraph" style:parent-style-name="Standard">
      <style:text-properties officeooo:rsid="0022fc04" officeooo:paragraph-rsid="0022fc04"/>
    </style:style>
    <style:style style:name="P12" style:family="paragraph" style:parent-style-name="Standard">
      <style:text-properties officeooo:rsid="002305dc" officeooo:paragraph-rsid="002305dc"/>
    </style:style>
    <style:style style:name="P13" style:family="paragraph" style:parent-style-name="Standard">
      <style:text-properties officeooo:rsid="0024984c" officeooo:paragraph-rsid="0024984c"/>
    </style:style>
    <style:style style:name="P14" style:family="paragraph" style:parent-style-name="Standard">
      <style:text-properties fo:font-size="10pt" officeooo:rsid="0024984c" officeooo:paragraph-rsid="0024984c" style:font-size-asian="10pt" style:font-size-complex="10pt"/>
    </style:style>
    <style:style style:name="P15" style:family="paragraph" style:parent-style-name="Standard">
      <style:text-properties officeooo:rsid="00254074" officeooo:paragraph-rsid="00254074"/>
    </style:style>
    <style:style style:name="T1" style:family="text">
      <style:text-properties officeooo:rsid="001e4e2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bba2"/>
    </style:style>
    <style:style style:name="T4" style:family="text">
      <style:text-properties officeooo:rsid="002136fa"/>
    </style:style>
    <style:style style:name="T5" style:family="text">
      <style:text-properties officeooo:rsid="0021bb89"/>
    </style:style>
    <style:style style:name="T6" style:family="text">
      <style:text-properties officeooo:rsid="0022fc04"/>
    </style:style>
    <style:style style:name="T7" style:family="text">
      <style:text-properties officeooo:rsid="002305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omic Functions</text:p>
      <text:p text:style-name="P2">by Sven Nilsen, 2019</text:p>
      <text:p text:style-name="P1"/>
      <text:p text:style-name="P3">In this paper I explain what is meant by an “atomic function” in path semantics.</text:p>
      <text:p text:style-name="P1"/>
      <text:p text:style-name="P1">An atomic function is a function that <text:span text:style-name="T3">takes</text:span> a unique input and returns a unique output.</text:p>
      <text:p text:style-name="P10">When there are multiple interpretations of “unique”, the uniqueness of atomic functions is the lowest.</text:p>
      <text:p text:style-name="P10">The level of uniqueness equal to atomic functions, might be referred to as “atomically unique”.</text:p>
      <text:p text:style-name="P1"/>
      <text:p text:style-name="P1">For example, when increasing a number `0` by one, it returns `1`:</text:p>
      <text:p text:style-name="P1"/>
      <text:p text:style-name="P1"><text:tab/>inc(0) = 1</text:p>
      <text:p text:style-name="P1"/>
      <text:p text:style-name="P10">This is an atomic function.</text:p>
      <text:p text:style-name="P6"><text:span text:style-name="T5">The function</text:span> `inc` is <text:span text:style-name="T2">not</text:span> the atomic function.</text:p>
      <text:p text:style-name="P6"><text:span text:style-name="T5">T</text:span>he whole expression `<text:span text:style-name="T1">inc(0) = 1</text:span>` is <text:span text:style-name="T5">the atomic function</text:span>.</text:p>
      <text:p text:style-name="P4"/>
      <text:p text:style-name="P10">Neither is `inc(0)` an atomic function, yet it is atomically unique.</text:p>
      <text:p text:style-name="P10">The atomic function can be constructed in a context where `inc(0)` is defined as a unique value.</text:p>
      <text:p text:style-name="P10">Since the atomic function is reachable by construction it this context, it has the same uniqueness level.</text:p>
      <text:p text:style-name="P9"/>
      <text:p text:style-name="P8">Atomic functions have multiple parts, and are only considered atomic <text:span text:style-name="T6">functions</text:span> as a whole.</text:p>
      <text:p text:style-name="P1"/>
      <text:p text:style-name="P8">The function `inc` is not atomically unique, but it is atomically unique for the input `1`:</text:p>
      <text:p text:style-name="P1"/>
      <text:p text:style-name="P1"><text:tab/>inc(1) = 2</text:p>
      <text:p text:style-name="P1"/>
      <text:p text:style-name="P1">An atomic function can also take multiple arguments:</text:p>
      <text:p text:style-name="P1"/>
      <text:p text:style-name="P1"><text:tab/>and(true, true) = true</text:p>
      <text:p text:style-name="P1"/>
      <text:p text:style-name="P4">All atomic functions consist of 3 parts:</text:p>
      <text:p text:style-name="P4"/>
      <text:list xml:id="list5646520228463389013" text:style-name="L1">
        <text:list-item>
          <text:p text:style-name="P5">The identifying part (usually a symbol expressing some idea or definition)</text:p>
        </text:list-item>
        <text:list-item>
          <text:p text:style-name="P5">The input</text:p>
        </text:list-item>
        <text:list-item>
          <text:p text:style-name="P5">The output</text:p>
        </text:list-item>
      </text:list>
      <text:p text:style-name="P4"/>
      <text:p text:style-name="P7">For every atomic function, there exists an associated <text:span text:style-name="T4">atomic </text:span>sub-type:</text:p>
      <text:p text:style-name="P7"/>
      <text:p text:style-name="P7"><text:tab/>&lt;input&gt; : [&lt;identifier&gt;] &lt;output&gt;</text:p>
      <text:p text:style-name="P7"/>
      <text:p text:style-name="P11">The sub-type is called “atomic” because it has the same uniqueness level as atomic functions.</text:p>
      <text:p text:style-name="P7"/>
      <text:p text:style-name="P11">When one starts with some input and constructs an atomic sub-type from it, it is called “taking a path”.</text:p>
      <text:p text:style-name="P7">Paths are the building block<text:span text:style-name="T6">s</text:span> of the semantics of functions, therefore the name “path semantics”.</text:p>
      <text:p text:style-name="P7"/>
      <text:p text:style-name="P7"><text:soft-page-break/>For example:</text:p>
      <text:p text:style-name="P7"/>
      <text:p text:style-name="P7"><text:tab/><text:span text:style-name="T6">and(true, true) = true</text:span></text:p>
      <text:p text:style-name="P7"/>
      <text:p text:style-name="P11">Has an associated atomic sub-type:</text:p>
      <text:p text:style-name="P7"/>
      <text:p text:style-name="P7"><text:tab/>(true, true) : [and] true</text:p>
      <text:p text:style-name="P7"/>
      <text:p text:style-name="P11">Here, `[and] true` “takes the path” from `(true, true)`.</text:p>
      <text:p text:style-name="P7"/>
      <text:p text:style-name="P11">There is no formal definition of what “takes the path” can mean <text:span text:style-name="T7">as a whole</text:span>.</text:p>
      <text:p text:style-name="P11">It depends on the context where it is done and usage of the language.</text:p>
      <text:p text:style-name="P12">Therefore, there can be multiple kinds of paths within the same language, or similar kinds of paths between languages that uses different definitions.</text:p>
      <text:p text:style-name="P7"/>
      <text:p text:style-name="P7">Usually, atomic functions are used to explain how path semantics work<text:span text:style-name="T6">s</text:span> at type level:</text:p>
      <text:p text:style-name="P7"/>
      <text:p text:style-name="P7"><text:tab/>true(bool) → true<text:tab/><text:tab/><text:tab/>false(bool) → false</text:p>
      <text:p text:style-name="P7"/>
      <text:p text:style-name="P7"><text:tab/>bool : [true] true<text:tab/><text:tab/><text:tab/>bool : [false] false</text:p>
      <text:p text:style-name="P7"/>
      <text:p text:style-name="P12">All members are atomic functions taking the type as argument and returning themselves.</text:p>
      <text:p text:style-name="P12">The member identifier is atomically unique.</text:p>
      <text:p text:style-name="P12"/>
      <text:p text:style-name="P12">Since the member identifier is atomically unique, one can infer it from the output value:</text:p>
      <text:p text:style-name="P12"/>
      <text:p text:style-name="P12"><text:tab/>bool : [:] true<text:tab/><text:tab/><text:tab/><text:tab/>bool : [:] false</text:p>
      <text:p text:style-name="P12"/>
      <text:p text:style-name="P12">The symbol `[:]` means that it can be inferred from context and it has a nice symmetry:</text:p>
      <text:p text:style-name="P12"/>
      <text:p text:style-name="P12"><text:tab/>true : bool<text:tab/><text:tab/>&lt;~=&gt;<text:tab/><text:tab/>bool : [:] true</text:p>
      <text:p text:style-name="P12"><text:tab/>false : bool<text:tab/><text:tab/>&lt;~=&gt;<text:tab/><text:tab/>bool : [:] false</text:p>
      <text:p text:style-name="P12"/>
      <text:p text:style-name="P12">Here, `&lt;~=&gt;` means equivalent. The left side can be deduced from the right side and vice versa.</text:p>
      <text:p text:style-name="P12"/>
      <text:p text:style-name="P12">Using tuples, one can also define members of a type as a set:</text:p>
      <text:p text:style-name="P12"/>
      <text:p text:style-name="P12"><text:tab/>bool : [:] (true, false)<text:tab/><text:tab/>&lt;~=&gt;<text:tab/><text:tab/>bool := {true, false}</text:p>
      <text:p text:style-name="P12"/>
      <text:p text:style-name="P13">When defining a function body, the `[:]` is often implicit:</text:p>
      <text:p text:style-name="P13"/>
      <text:p text:style-name="P13"><text:tab/>and(true, true) = true<text:tab/><text:tab/>&lt;=&gt;<text:tab/><text:tab/>and([:] true, [:] true) = [:] true</text:p>
      <text:p text:style-name="P13"/>
      <text:p text:style-name="P13">Most programming languages uses `→` at type level and `=` at value level:</text:p>
      <text:p text:style-name="P14"/>
      <text:p text:style-name="P14"><text:tab/>and(bool, bool) → bool<text:tab/><text:tab/>and(bool, bool) = bool<text:tab/><text:tab/>and : bool, bool → bool</text:p>
      <text:p text:style-name="P14"><text:tab/>and([:] true, [:] true) → [:] true<text:tab/>and([:] true, [:] true) = [:] true<text:tab/>and(true, true) = true</text:p>
      <text:p text:style-name="P13"/>
      <text:p text:style-name="P15">In path semantics, it does not matter which notation one u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7:37:00.357038000</meta:creation-date>
    <dc:date>2019-08-26T19:13:08.763675000</dc:date>
    <meta:editing-duration>PT2M18S</meta:editing-duration>
    <meta:editing-cycles>1</meta:editing-cycles>
    <meta:document-statistic meta:table-count="0" meta:image-count="0" meta:object-count="0" meta:page-count="2" meta:paragraph-count="55" meta:word-count="581" meta:character-count="3337" meta:non-whitespace-character-count="2782"/>
    <meta:generator>LibreOffice/5.1.2.2$MacOSX_X86_64 LibreOffice_project/d3bf12ecb743fc0d20e0be0c58ca359301eb705f</meta:generator>
  </office:meta>
</office:document-meta>
</file>